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e498" officeooo:paragraph-rsid="0002e498"/>
    </style:style>
    <style:style style:name="T1" style:family="text">
      <style:text-properties fo:font-size="14pt"/>
    </style:style>
    <style:style style:name="T2" style:family="text">
      <style:text-properties fo:font-size="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ing a developer can be hard. But with our help you can get a good development environment in windows.</text:p>
      <text:p text:style-name="P1"/>
      <text:p text:style-name="P1"/>
      <text:p text:style-name="P1"/>
      <text:p text:style-name="P1"><text:span text:style-name="T2">The Challenges of Developing Apps on Windows: A Steep Learning Curve</text:span><text:line-break/><text:line-break/><text:line-break/><text:line-break/>Developing applications is an intricate and demanding task, requiring meticulous attention to detail and comprehensive knowledge of the platform. While Windows remains one of the most popular operating systems, it is not without its challenges for developers. In this article, we will explore the difficulties that developers often encounter when creating apps on the Windows platform and the reasons behind these challenges.<text:line-break/><text:line-break/>1. Diverse Hardware and Software Configurations<text:line-break/><text:line-break/>One of the primary challenges of Windows app development lies in the diverse range of hardware and software configurations that exist among Windows users. Unlike other platforms with more standardized environments, Windows users employ a multitude of devices, operating systems, screen sizes, and input methods. Ensuring compatibility and consistent performance across this vast array of configurations can be an arduous task for developers.<text:line-break/><text:line-break/>2. Complexity and Legacy Support<text:line-break/><text:line-break/>Windows is renowned for its longevity and backward compatibility, which has resulted in a complex and layered operating system architecture. Developers often face the challenge of accommodating older versions of Windows, different programming frameworks, and legacy components. Maintaining support for older systems while leveraging new features and technologies can lead to code complexity and compatibility issues.<text:line-break/><text:line-break/>3. Platform Fragmentation<text:line-break/><text:line-break/>Another challenge in Windows app development stems from the fragmentation of the Windows platform. Microsoft has released various versions of Windows, each with its own unique features and APIs. This fragmentation can lead to inconsistencies and disparities in how apps behave across different versions of the operating system. Developers must account for these differences, which can increase the time and effort required to create and maintain applications.<text:line-break/><text:line-break/>4. Documentation and Learning Curve<text:line-break/><text:line-break/>While Microsoft provides comprehensive documentation and resources for Windows app development, the vastness of the platform can make it difficult for developers to navigate and comprehend. Understanding the intricacies of Windows development often necessitates extensive research, experimentation, and experience. The learning curve can be steep, particularly for developers who are new to the platform, requiring significant investment of time and effort to become proficient.<text:line-break/><text:line-break/>5. Limited Development Tools<text:line-break/><text:line-break/>Windows app development is primarily supported by Microsoft's Visual Studio, a robust integrated development environment (IDE). While Visual Studio offers a range of features and tools, its <text:soft-page-break/>complexity and resource requirements can be daunting for developers, especially those working on smaller projects or with limited resources. Additionally, the availability of third-party development tools and libraries is not as extensive compared to some other platforms, which can further hinder development efficiency.<text:line-break/><text:line-break/>Conclusion<text:line-break/><text:line-break/>Developing applications on the Windows platform presents a set of challenges that developers must navigate. The diversity of hardware and software configurations, complexity and legacy support, platform fragmentation, the steep learning curve, and limited development tools all contribute to the difficulties faced by developers. However, it is essential to note that with experience, familiarity, and the right resources, developers can overcome these challenges and create successful and robust applications on the Windows platform. By continuously improving documentation, simplifying development processes, and fostering an active developer community, Microsoft can help address these challenges and make Windows app development more accessible and streamlined for develop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23:02:23.918000000</meta:creation-date>
    <dc:date>2023-05-31T23:10:20.282000000</dc:date>
    <meta:editing-duration>PT7M57S</meta:editing-duration>
    <meta:editing-cycles>2</meta:editing-cycles>
    <meta:generator>LibreOffice/7.5.3.2$Windows_X86_64 LibreOffice_project/9f56dff12ba03b9acd7730a5a481eea045e468f3</meta:generator>
    <meta:document-statistic meta:table-count="0" meta:image-count="0" meta:object-count="0" meta:page-count="2" meta:paragraph-count="2" meta:word-count="539" meta:character-count="3886" meta:non-whitespace-character-count="3334"/>
  </office:meta>
</office:document-meta>
</file>